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nderer.renderLineArea( LineArea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nderer.renderRegion( RegionReference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preparePage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Renderer.support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handleBlockTraits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nderer.renderBeforeFloat( BeforeFloat b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nderer.renderInlineBlockParent( InlineBlockParent i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nderer.renderInlineParent( InlineParent 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nderer.renderXML( RendererContext ctx , Document doc , String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Renderer.renderSpace( SpaceArea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renderLeader( Leader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handleRegionTraits( RegionViewport r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nderer.getImag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startRenderer(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nderer.renderViewport( Viewport view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enderer.renderText( TextArea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nderer.renderBlocks( Block parent , List block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Renderer.renderWord( WordArea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renderBlock( Block blo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Renderer.renderFlow( NormalFlow fl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nderer.renderPageAreas( Page p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Renderer.renderBlockViewport( BlockViewport bv , List childr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Renderer.renderForeignObject( ForeignObject fo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nderer.renderBodyRegion( BodyRegion reg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nderer.startPageSequence( LineArea seq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nderer.sto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Renderer.renderInlineSpace( Space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nderer.renderMainReference( MainReference m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nderer.setUserAgent( FOUserAgent 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getCurrentPage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convertTitleToString( LineArea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nderer.getUserAg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nderer.renderPage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nderer.convertToString( List childr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nderer.renderContainer( Container c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nderer.renderFootnote( Footnote footno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nderer.processOffDocumentItem( OffDocumentItem od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startPageSequence( PageSequence page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renderRegionViewport( RegionViewport 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nderer.renderInlineArea( InlineArea inlineAre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